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NormalWeb" style:master-page-name="MP0" style:family="paragraph">
      <style:paragraph-properties fo:break-before="page" style:writing-mode="rl-tb"/>
    </style:style>
    <style:style style:name="T2" style:parent-style-name="DefaultParagraphFont" style:family="text">
      <style:text-properties style:font-name="Shlomo" style:font-name-complex="Shlomo" fo:font-size="8pt" style:font-size-asian="8pt" style:font-size-complex="8pt"/>
    </style:style>
    <style:style style:name="T3" style:parent-style-name="DefaultParagraphFont" style:family="text">
      <style:text-properties style:font-name="Shlomo" style:font-name-complex="Shlomo" fo:font-size="8pt" style:font-size-asian="8pt" style:font-size-complex="8pt"/>
    </style:style>
    <style:style style:name="P4" style:parent-style-name="NormalWeb" style:family="paragraph">
      <style:paragraph-properties style:writing-mode="rl-tb"/>
    </style:style>
    <style:style style:name="T5" style:parent-style-name="DefaultParagraphFont" style:family="text">
      <style:text-properties style:font-name="Shlomo" style:font-name-complex="Shlomo" fo:font-size="8pt" style:font-size-asian="8pt" style:font-size-complex="8pt"/>
    </style:style>
    <style:style style:name="T6" style:parent-style-name="DefaultParagraphFont" style:family="text">
      <style:text-properties style:font-name="Shlomo" style:font-name-complex="Shlomo" fo:font-size="8pt" style:font-size-asian="8pt" style:font-size-complex="8pt"/>
    </style:style>
    <style:style style:name="T7" style:parent-style-name="DefaultParagraphFont" style:family="text">
      <style:text-properties style:font-name="Shlomo" style:font-name-complex="Shlomo" fo:font-size="8pt" style:font-size-asian="8pt" style:font-size-complex="8pt"/>
    </style:style>
    <style:style style:name="T8" style:parent-style-name="DefaultParagraphFont" style:family="text">
      <style:text-properties style:font-name="Shlomo" style:font-name-complex="Shlomo" fo:font-size="8pt" style:font-size-asian="8pt" style:font-size-complex="8pt"/>
    </style:style>
    <style:style style:name="T9" style:parent-style-name="DefaultParagraphFont" style:family="text">
      <style:text-properties style:font-name="Shlomo" style:font-name-complex="Shlomo" fo:font-size="8pt" style:font-size-asian="8pt" style:font-size-complex="8pt"/>
    </style:style>
    <style:style style:name="T10" style:parent-style-name="DefaultParagraphFont" style:family="text">
      <style:text-properties style:font-name="Shlomo" style:font-name-complex="Shlomo" fo:font-size="8pt" style:font-size-asian="8pt" style:font-size-complex="8pt"/>
    </style:style>
    <style:style style:name="T11" style:parent-style-name="DefaultParagraphFont" style:family="text">
      <style:text-properties style:font-name="Shlomo" style:font-name-complex="Shlomo" fo:font-size="8pt" style:font-size-asian="8pt" style:font-size-complex="8pt"/>
    </style:style>
    <style:style style:name="T12" style:parent-style-name="DefaultParagraphFont" style:family="text">
      <style:text-properties style:font-name="Shlomo" style:font-name-complex="Shlomo" fo:font-size="8pt" style:font-size-asian="8pt" style:font-size-complex="8pt"/>
    </style:style>
    <style:style style:name="T13" style:parent-style-name="DefaultParagraphFont" style:family="text">
      <style:text-properties style:font-name="Shlomo" style:font-name-complex="Shlomo" fo:font-size="8pt" style:font-size-asian="8pt" style:font-size-complex="8pt"/>
    </style:style>
    <style:style style:name="T14" style:parent-style-name="DefaultParagraphFont" style:family="text">
      <style:text-properties style:font-name="Shlomo" style:font-name-complex="Shlomo" fo:font-size="8pt" style:font-size-asian="8pt" style:font-size-complex="8pt"/>
    </style:style>
    <style:style style:name="T15" style:parent-style-name="DefaultParagraphFont" style:family="text">
      <style:text-properties style:font-name="Shlomo" style:font-name-complex="Shlomo" fo:font-size="8pt" style:font-size-asian="8pt" style:font-size-complex="8pt"/>
    </style:style>
    <style:style style:name="T16" style:parent-style-name="DefaultParagraphFont" style:family="text">
      <style:text-properties style:font-name="Shlomo" style:font-name-complex="Shlomo" fo:font-size="8pt" style:font-size-asian="8pt" style:font-size-complex="8pt"/>
    </style:style>
    <style:style style:name="T17" style:parent-style-name="DefaultParagraphFont" style:family="text">
      <style:text-properties style:font-name="Shlomo" style:font-name-complex="Shlomo" fo:font-size="8pt" style:font-size-asian="8pt" style:font-size-complex="8pt"/>
    </style:style>
    <style:style style:name="P18" style:parent-style-name="NormalWeb" style:family="paragraph">
      <style:paragraph-properties style:writing-mode="rl-tb"/>
    </style:style>
    <style:style style:name="T19" style:parent-style-name="DefaultParagraphFont" style:family="text">
      <style:text-properties style:font-name="Shlomo" style:font-name-complex="Shlomo" fo:font-size="8pt" style:font-size-asian="8pt" style:font-size-complex="8pt"/>
    </style:style>
    <style:style style:name="T20" style:parent-style-name="DefaultParagraphFont" style:family="text">
      <style:text-properties style:font-name="Shlomo" style:font-name-complex="Shlomo" fo:font-size="8pt" style:font-size-asian="8pt" style:font-size-complex="8pt"/>
    </style:style>
    <style:style style:name="T21" style:parent-style-name="DefaultParagraphFont" style:family="text">
      <style:text-properties style:font-name="Shlomo" style:font-name-complex="Shlomo" fo:font-size="8pt" style:font-size-asian="8pt" style:font-size-complex="8pt"/>
    </style:style>
    <style:style style:name="T22" style:parent-style-name="DefaultParagraphFont" style:family="text">
      <style:text-properties style:font-name="Shlomo" style:font-name-complex="Shlomo" fo:font-size="8pt" style:font-size-asian="8pt" style:font-size-complex="8pt"/>
    </style:style>
    <style:style style:name="T23" style:parent-style-name="DefaultParagraphFont" style:family="text">
      <style:text-properties style:font-name="Shlomo" style:font-name-complex="Shlomo" fo:font-size="8pt" style:font-size-asian="8pt" style:font-size-complex="8pt"/>
    </style:style>
    <style:style style:name="T24" style:parent-style-name="DefaultParagraphFont" style:family="text">
      <style:text-properties style:font-name="Shlomo" style:font-name-complex="Shlomo" fo:font-size="8pt" style:font-size-asian="8pt" style:font-size-complex="8pt"/>
    </style:style>
    <style:style style:name="T25" style:parent-style-name="DefaultParagraphFont" style:family="text">
      <style:text-properties style:font-name="Shlomo" style:font-name-complex="Shlomo" fo:font-size="8pt" style:font-size-asian="8pt" style:font-size-complex="8pt"/>
    </style:style>
    <style:style style:name="T26" style:parent-style-name="DefaultParagraphFont" style:family="text">
      <style:text-properties style:font-name="Shlomo" style:font-name-complex="Shlomo" fo:font-size="8pt" style:font-size-asian="8pt" style:font-size-complex="8pt"/>
    </style:style>
    <style:style style:name="T27" style:parent-style-name="DefaultParagraphFont" style:family="text">
      <style:text-properties style:font-name="Shlomo" style:font-name-complex="Shlomo" fo:font-size="8pt" style:font-size-asian="8pt" style:font-size-complex="8pt"/>
    </style:style>
    <style:style style:name="T28" style:parent-style-name="DefaultParagraphFont" style:family="text">
      <style:text-properties style:font-name="Shlomo" style:font-name-complex="Shlomo" fo:font-size="8pt" style:font-size-asian="8pt" style:font-size-complex="8pt"/>
    </style:style>
    <style:style style:name="T29" style:parent-style-name="DefaultParagraphFont" style:family="text">
      <style:text-properties style:font-name="Shlomo" style:font-name-complex="Shlomo" fo:font-size="8pt" style:font-size-asian="8pt" style:font-size-complex="8pt"/>
    </style:style>
    <style:style style:name="P30" style:parent-style-name="Textbody" style:family="paragraph">
      <style:paragraph-properties fo:text-align="start" style:writing-mode="rl-tb" fo:margin-bottom="0.0576in"/>
    </style:style>
    <style:style style:name="P31" style:parent-style-name="Textbody" style:family="paragraph">
      <style:paragraph-properties fo:text-align="start" style:writing-mode="rl-tb" fo:margin-bottom="0.0576in"/>
    </style:style>
    <style:style style:name="P32" style:parent-style-name="Textbody" style:family="paragraph">
      <style:paragraph-properties fo:text-align="start" style:writing-mode="rl-tb" fo:margin-bottom="0.0576in"/>
    </style:style>
    <style:style style:name="P33" style:parent-style-name="Textbody" style:family="paragraph">
      <style:paragraph-properties fo:text-align="start" style:writing-mode="rl-tb" fo:margin-bottom="0.0576in"/>
    </style:style>
    <style:style style:name="T34" style:parent-style-name="DefaultParagraphFont" style:family="text">
      <style:text-properties fo:font-size="6pt" style:font-size-asian="6pt" style:font-size-complex="6pt"/>
    </style:style>
    <style:style style:name="T35" style:parent-style-name="DefaultParagraphFont" style:family="text">
      <style:text-properties fo:font-size="6pt" style:font-size-asian="6pt" style:font-size-complex="6pt"/>
    </style:style>
    <style:style style:name="T36" style:parent-style-name="DefaultParagraphFont" style:family="text">
      <style:text-properties fo:font-size="6pt" style:font-size-asian="6pt" style:font-size-complex="6pt"/>
    </style:style>
    <style:style style:name="T37" style:parent-style-name="DefaultParagraphFont" style:family="text">
      <style:text-properties fo:font-size="6pt" style:font-size-asian="6pt" style:font-size-complex="6pt"/>
    </style:style>
    <style:style style:name="P38" style:parent-style-name="Textbody" style:family="paragraph">
      <style:paragraph-properties fo:text-align="start" style:writing-mode="rl-tb" fo:margin-bottom="0.0576in"/>
    </style:style>
    <style:style style:name="P39" style:parent-style-name="Textbody" style:family="paragraph">
      <style:paragraph-properties style:writing-mode="rl-tb" fo:margin-bottom="0.0576in"/>
    </style:style>
    <style:style style:name="P40" style:parent-style-name="Textbody" style:family="paragraph">
      <style:paragraph-properties style:writing-mode="rl-tb" fo:margin-bottom="0.0576in"/>
    </style:style>
    <style:style style:name="P41" style:parent-style-name="Textbody" style:family="paragraph">
      <style:paragraph-properties fo:text-align="start" style:writing-mode="rl-tb" fo:margin-bottom="0.0576in"/>
    </style:style>
    <style:style style:name="P42" style:parent-style-name="Textbody" style:family="paragraph">
      <style:paragraph-properties fo:text-align="start" style:writing-mode="rl-tb" fo:margin-bottom="0.0576in"/>
    </style:style>
    <style:style style:name="P43" style:parent-style-name="Textbody" style:family="paragraph">
      <style:paragraph-properties fo:text-align="start" style:writing-mode="rl-tb" fo:margin-bottom="0.0576in"/>
    </style:style>
    <style:style style:name="P44" style:parent-style-name="Textbody" style:family="paragraph">
      <style:paragraph-properties fo:text-align="start" style:writing-mode="rl-tb" fo:margin-bottom="0.0576in"/>
    </style:style>
    <style:style style:name="P45" style:parent-style-name="Textbody" style:family="paragraph">
      <style:paragraph-properties fo:text-align="start" style:writing-mode="rl-tb" fo:margin-bottom="0.0576in"/>
    </style:style>
    <style:style style:name="P46" style:parent-style-name="Textbody" style:family="paragraph">
      <style:paragraph-properties fo:text-align="start" style:writing-mode="rl-tb" fo:margin-bottom="0.0576in"/>
    </style:style>
    <style:style style:name="P47" style:parent-style-name="Textbody" style:family="paragraph">
      <style:paragraph-properties fo:text-align="center" style:writing-mode="rl-tb" fo:margin-bottom="0.0576in"/>
    </style:style>
    <style:style style:name="T48" style:parent-style-name="DefaultParagraphFont" style:family="text">
      <style:text-properties fo:font-size="6pt" style:font-size-asian="6pt" style:font-size-complex="6pt"/>
    </style:style>
    <style:style style:name="T49" style:parent-style-name="DefaultParagraphFont" style:family="text">
      <style:text-properties fo:font-size="6pt" style:font-size-asian="6pt" style:font-size-complex="6pt"/>
    </style:style>
    <style:style style:name="T50" style:parent-style-name="DefaultParagraphFont" style:family="text">
      <style:text-properties fo:font-size="6pt" style:font-size-asian="6pt" style:font-size-complex="6pt"/>
    </style:style>
    <style:style style:name="P51" style:parent-style-name="Textbody" style:family="paragraph">
      <style:paragraph-properties fo:text-align="start" style:writing-mode="rl-tb" fo:margin-bottom="0.0576in"/>
    </style:style>
    <style:style style:name="P52" style:parent-style-name="Textbody" style:family="paragraph">
      <style:paragraph-properties fo:text-align="start" style:writing-mode="rl-tb" fo:margin-bottom="0.0576in"/>
    </style:style>
    <style:style style:name="P53" style:parent-style-name="Textbody" style:family="paragraph">
      <style:paragraph-properties fo:text-align="start" style:writing-mode="rl-tb" fo:margin-bottom="0.0576in"/>
      <style:text-properties style:font-name="Shlomo" fo:font-size="8pt" style:font-size-asian="8pt"/>
    </style:style>
  </office:automatic-styles>
  <office:body>
    <office:text text:use-soft-page-breaks="true">
      <text:p text:style-name="P1"><text:span text:style-name="T2">אַשְׁרֵי יוֹשְׁבֵי בֵיתֶֽךָ; עוֹד יְהַלְלֽוּךָ סֶּֽלָה׃ אַשְׁרֵי הָעָם שֶׁכָּֽכָה לּוֹ; אַשְׁרֵי הָעָם שֱׁיְיָ אֱלֹהָיו׃ תְּהִלָּה לְדָוִד</text:span><text:span text:style-name="T3">׃</text:span></text:p>
      <text:p text:style-name="P4"><text:span text:style-name="T5">אֲרוֹמִמְךָ, אֱלוֹהַי הַמֶּלֶךְ, וַאֲבָרְכָה<text:s/></text:span><text:span text:style-name="T6">שִׁמְךָ לְעוֹלָם וָעֶד. בְּכׇל יוֹם אֲבָרְכֶךָּ, וַאֲהַלְלָה שִׁמְךָ לְעוֹלָם וָעֶד. גָּדוֹל יְיָ וּמְהֻלָּל מְאֹד, וְלִגְדֻלָּתוֹ אֵין חֵֽקֶר. דּוֹר לְדוֹר יְשַׁבַּח מַעֲשֶֽׂיךָ, וּגְבוּרֹתֶֽיךָ יַגִּֽידוּ. הֲדַר כְּבוֹד הוֹדֶֽךָ, וְדִבְרֵי נִפְלְאֹתֶֽיךָ</text:span><text:span text:style-name="T7"><text:s/>אָשִֽׂיחָה. וֶעֱזוּז נוֹרְאֹתֶֽיךָ יֹאמֵֽרוּ, וּגְדֻלָּתְךָ אֲסַפְּרֶֽנָּה. זֵֽכֶר רַב טוּבְךָ יַבִּֽיעוּ, וְצִדְקָתְךָ יְרַנֵּֽנוּ.</text:span><text:span text:style-name="T8"><text:line-break/></text:span><text:span text:style-name="T9">חַנּוּן וְרַחוּם יְיָ, אֶֽרֶךְ אַפַּֽיִם וּֽגְדׇל חָֽסֶד. טוֹב יְיָ לַכֹּל, וְרַחֲמָיו עַל כׇּל מַעֲשָֽיו. יוֹדֽוּךָ יְיָ<text:s/></text:span><text:span text:style-name="T10">כׇּל מַעֲשֶֽׂיךָ וַחֲסִידֶֽיךָ יְבָרְכֽוּכָה. כְּבוֹד מַלְכוּתְךָ יֹאמֵֽרוּ, וּגְבוּרָתְךָ יְדַבֵּֽרוּ. לְהוֹדִֽיעַ לִבְנֵי הָאָדָם גְּבוּרֹתָיו, וּכְבוֹד הֲדַר מַלְכוּתוֹ.</text:span><text:span text:style-name="T11"><text:line-break/></text:span><text:span text:style-name="T12">מַלְכוּתְךָ מַלְכוּת כׇּל עֹלָמִים, וּמֶמְשַׁלְתְּךָ בְּכׇל דּוֹר וָדֹֽר. סוֹמֵךְ י</text:span><text:span text:style-name="T13">ְיָ לְכׇל הַנֹּפְלִים, וְזוֹקֵף לְכׇל הַכְּפוּפִים</text:span><text:span text:style-name="T14"><text:line-break/></text:span><text:span text:style-name="T15">עֵינֵי כֹל אֵלֶֽיךָ יְשַׂבֵּרוּ, וְאַתָּה נוֹתֵן לָהֶם אֶת אׇכְלָם בְּעִתּוֹ. <text:s/>פּוֹתֵֽחַ אֶת יָדֶֽךָ, וּמַשְׂבִּֽיעַ לְכׇל חַי רָצוֹן. צַדִּיק יְיָ בְּכׇל דְּרָכָיו, וְחָסִיד בְּכׇל מַעֲשָׂיו. קָרוֹב יְיָ<text:s/></text:span><text:span text:style-name="T16">לְכׇל קֹרְאָיו, לְכֹל אֲשֶׁר יִקְרָאֻֽהוּ בֶאֱמֶת. רְצוֹן יְרֵאָיו יַעֲשֶׂה, וְאֶת שַׁוְעָתָם יִשְׁמַע וְיוֹשִׁיעֵם. שׁוֹמֵר יְיָ אֶת כׇּל אֹהֲבָיו, וְאֵת כׇּל הָרְשָׁעִים יַשְׁמִיד. תְּהִלַּת יְיָ יְדַֽבֶּר פִּי; וִיבָרֵךְ כׇּל בָּשָׂר שֵׁם קׇדְשׁוֹ לְעוֹ</text:span><text:span text:style-name="T17">לָם וָעֶד. וַאֲנַֽחְנוּ נְבָרֵךְ יָהּ, מֵעַתָּה וְעַד עוֹלָם; הַלְלוּ־יָהּ.<text:s/></text:span></text:p>
      <text:p text:style-name="P18"><text:span text:style-name="T19">וּבָא לְצִיּוֹן גּוֹאֵל, וּלְשָׁבֵי פֶֽשַׁע בְּיַעֲקֹב, נְאֻם יְיָ. וַאֲנִי, זֹאת בְּרִיתִי אֹתָם, אָמַר יְיָ: רוּחִי אֲשֶׁר עָלֶֽיךָ, וּדְבָרַי אֲשֶׁר שַֽׂמְתִּי בְּפִֽיךָ לֺא יָ</text:span><text:span text:style-name="T20">מֽוּשׁוּ מִפִּֽיךָ וּמִפִּי זַרְעֲךָ, וּמִפִּי זֶֽרַע זַרְעֲךָ, אָמַר יְיָ, מֵעַתָּה וְעַד עוֹלָם. וְאַתָּה קָדוֹשׁ, יוֹשֵׁב תְּהִלּוֹת יִשְׂרָאֵל. וְקָרָא זֶה אֶל זֶה וְאָמַר: קָדוֹשׁ, קָדוֹשׁ, קָדוֹשׁ יְיָ צְבָאוֹת, מְלֺא כׇל הָאָֽרֶץ כְּבוֹדוֹ. וּמְקַבְ</text:span><text:span text:style-name="T21">ּלִין דֵּן מִן דֵּן וְאָמְרִין: קַדִּישׁ בִּשְׁמֵי מְרוֹמָא עִלָּאָה, בֵּית שְׁכִינְתֵּהּ; קַדִּישׁ עַל אַרְעָא, עוֹבַד גְּבוּרְתֵּהּ; קַדִּישׁ לְעָלַם וּלְעָלְמֵי עָלְמַיָּא יְיָ צְבָאוֹת; מַלְיָא כׇל אַרְעָא זִיו יְקָרֵהּ. וַתִּשָּׂאֵֽנִי רֽוּחַ, וָאֶשְׁ</text:span><text:span text:style-name="T22">מַע אַחֲרַי קוֹל רַֽעַשׁ גָּדוֹל: בָּרוּךְ כְּבוֹד יְיָ מִמְּקוֹמוֹ. וּנְטָלַתְנִי רוּחָא, וְשִׁמְעֵת בַּתְרַי קָל זִֽיעַ סַגִּיא דִּי מְשַׁבְּחִין וְאָמְרִין: בְּרִיךְ יְקָרָא דַייָ מֵאֲתַר בֵּית שְׁכִינְתֵּהּ. יְיָ יִמְלֺךְ לְעוֹלָם וָעֶד. יְיָ מַלְכוּתֵ</text:span><text:span text:style-name="T23">הּ (קָאֵם) לְעָלַם וּלְעָלְמֵי עָלְמַיָּא. יְיָ אֱלֺהֵי אַבְרָהָם יִצְחָק וְיִשְׂרָאֵל אֲבוֹתֵֽינוּ, שׇׁמְרָה־זֹאת לְעוֹלָם, לְיֵֽצֶר מַחְשְׁבוֹת לְבַב עַמֶּֽךָ, וְהָכֵן לְבָבָם אֵלֶֽיךָ. וְהוּא רַחוּם, יְכַפֵּר עָוֺן וְלֺא יַשְׁחִית, וְהִרְבָּה לְהָשִׁיב<text:s/></text:span><text:span text:style-name="T24">אַפּוֹ, וְלֺא יָעִיר כׇּל חֲמָתוֹ. כִּי אַתָּה, אֲדֹנָי, טוֹב וְסַלָּח וְרַב חֶֽסֶד לְכׇל קֹרְאֶֽיךָ. צִדְקָתְךָ צֶֽדֶק לְעוֹלָם, וְתוֹרָתְךָ אֱמֶת. תִּתֵּן אֱמֶת לְיַעֲקֹב, חֶֽסֶד לְאַבְרָהָם, אֲשֶׁר נִשְׁבַּֽעְתָּ לַאֲבוֹתֵֽינוּ מִֽימֵי קֶֽדֶם. בָּרוּךְ<text:s/></text:span><text:span text:style-name="T25">יְיָ, יוֹם יוֹם; יַעֲמׇס־לָֽנוּ, הָאֵל יְשׁוּעָתֵֽנוּ, סֶֽלָה. יְיָ צְבָאוֹת עִמָּֽנוּ, מִשְׂגָּב לָֽנוּ אֱלֺהֵי יַעֲקֹב, סֶֽלָה. יְיָ צְבָאוֹת, אַשְׁרֵי אָדָם בֹּטֵֽחַ בָּךְ. יְיָ, הוֹשִֽׁיעָה; הַמֶּֽלֶךְ יַעֲנֵֽנוּ בְיוֹם קׇרְאֵֽנוּ. בָּרוּךְ הוּא אֱלֺהֵ</text:span><text:span text:style-name="T26">ֽינוּ שֶׁבְּרָאָֽנוּ לִכְבוֹדוֹ, וְהִבְדִּילָֽנוּ מִן הַתּוֹעִים, וְנָֽתַן לָֽנוּ תּוֹרַת אֱמֶת, וְחַיֵּי עוֹלָם נָטַע בְּתוֹכֵֽנוּ; הוּא יִפְתַּח לִבֵּֽנוּ בְּתוֹרָתוֹ, וְיָשֵׂם בְּלִבֵּֽנוּ אַהֲבָתוֹ וְיִרְאָתוֹ, לַעֲשׂוֹת רְצוֹנוֹ וּלְעׇבְדוֹ בְּלֵבָב ש</text:span><text:span text:style-name="T27">ָׁלֵם, לְמַֽעַן לֺא נִיגַע לָרִיק, וְלֺא נֵלֵד לַבֶּהָלָה. יְהִי רָצוֹן מִלְּפָנֶֽיךָ, יְיָ אֱלֺהֵֽינוּ וֵאלֺהֵי אֲבוֹתֵֽינוּ, שֶׁנִּשְׁמוֹר חֻקֶּֽיךָ בָּעוֹלָם הַזֶּה, וְנִזְכֶּה וְנִחְיֶה וְנִרְאֶה, וְנִירַשׁ טוֹבָה וּבְרָכָה, לִשְׁנֵי יְמוֹת הַמָּשִֽׁיח</text:span><text:span text:style-name="T28">ַ וּלְחַיֵּי הָעוֹלָם הַבָּא. לְמַֽעַן יְזַמֶּרְךָ כָבוֹד וְלֺא יִדֹּם; יְיָ אֱלֺהַי, לְעוֹלָם אוֹדֶֽךָּ. בָּרוּךְ הַגֶּֽבֶר אֲשֶׁר יִבְטַח בַּייָ, וְהָיָה יְיָ מִבְטַחוֹ. בִּטְחוּ בַייָ עֲדֵי עַד, כִּי בְּיָהּ יְיָ צוּר עוֹלָמִים. וְיִבְטְחוּ בְךָ יוֹדְעֵ</text:span><text:span text:style-name="T29">י שְׁמֶֽךָ, כִּי לֺא עָזַֽבְתָּ דֹרְשֶֽׁיךָ, יְיָ. יְיָ חָפֵץ לְמַֽעַן צִדְקוֹ, יַגְדִּיל תּוֹרָה וְיַאְדִּיר.<text:s/></text:span></text:p>
      <text:p text:style-name="P30">אֲדֹנָי, שְׂפָתַי תִּפְתָּח, וּפִי יַגִּיד תְּהִלָּתֶֽךָ.</text:p>
      <text:p text:style-name="P31">בָּרוּךְ אַתָּה, יְיָ אֱלֹהֵֽינוּ וֵאלֹהֵי אֲבוֹתֵֽינוּ, אֱלֹהֵי אַבְרָהָם, אֱלֹהֵי יִצְחָק, וֵאלֹהֵי יַעֲקֹב, הָאֵל הַגָּדוֹל הַגִּבּוֹר וְהַנּוֹרָא, אֵל עֶלְיוֹן, גּוֹמֵל חֲסָדִים טוֹבִים, וְקוֹנֵה הַכֹּל, וְזוֹכֵר חַסְדֵי אָבוֹת, וּמֵבִיא גוֹאֵל לִבְנֵי בְנֵיהֶם לְמַֽעַן שְׁמוֹ בְּאַהֲבָה. מֶֽלֶךְ עוֹזֵר וּמוֹשִֽׁיעַ וּמָגֵן. בָּרוּךְ אַתָּה, יְיָ, מָגֵן אַבְרָהָם.</text:p>
      <text:p text:style-name="P32">אַתָּה גִבּוֹר לְעוֹלָם, אֲדֹנָי; מְחַיֵּה מֵתִים אַתָּה, רַב לְהוֹשִֽׁיעַ. מַשִּׁיב הָרֽוּחַ וּמוֹרִיד הַגֶּֽשֶׁם, מְכַלְכֵּל חַיִּים בְּחֶֽסֶד, מְחַיֵּה מֵתִים בְּרַחֲמִים רַבִּים, סוֹמֵךְ נוֹפְלִים, וְרוֹפֵא חוֹלִים, וּמַתִּיר אֲסוּרִים, וּמְקַיֵּם אֱמוּנָתוֹ לִישֵׁנֵי עָפָר. מִי כָמֽוֹךָ, בַּֽעַל גְּבוּרוֹת, וּמִי דּֽוֹמֶה לָּךְ, מֶֽלֶךְ מֵמִית וּמְחַיֶּה וּמַצְמִֽיחַ יְשׁוּעָה. וְנֶאֱמָן אַתָּה לְהַחֲיוֹת מֵתִים. בָּרוּךְ אַתָּה, יְיָ, מְחַיֵּה הַמֵּתִים.</text:p>
      <text:p text:style-name="P33"><text:span text:style-name="T34"><text:s/></text:span><text:span text:style-name="T35">In the private Am</text:span><text:span text:style-name="T36">idah, skip to “atah kadosh” or “tikanta Shabbat</text:span><text:span text:style-name="T37">”.</text:span></text:p>
      <text:p text:style-name="P38">נְקַדֵּשׁ אֶת שִׁמְךָ בָּעוֹלָם, כְּשֵׁם שֶׁמַּקְדִּישִׁים אוֹתוֹ בִּשְׁמֵי מָרוֹם, כַּכָּתוּב עַל יַד נְבִיאֶֽךָ: וְקָרָא זֶה אֶל זֶה וְאָמַר: קָדוֹשׁ, קָדוֹשׁ, קָדוֹשׁ יְיָ צְבָאוֹת; מְלֹא כׇל־הָאָֽרֶץ כְּבוֹדוֹ.</text:p>
      <text:p text:style-name="P39">לְעֻמָּתָם בָּרוּךְ יֹאמֵֽרוּ–בָּרוּךְ כְּבוֹד יְיָ מִמְּקוֹמוֹ.</text:p>
      <text:p text:style-name="P40">וּבְדִבְרֵי קׇדְשְׁךָ כָּתוּב לֵאמֹר: יִמְלֹךְ יְיָ לְעוֹלָם, אֱלֹהַֽיִךְ צִיּוֹן לְדֹר וָדֹר; הַלְלוּיָהּ.</text:p>
      <text:p text:style-name="P41">לְדוֹר וָדוֹר נָגִיד גׇּדְלֶֽךָ, וּלְנֵֽצַח נְצָחִים קְדֻשָּׁתְךָ נַקְדִּישׁ, וְשִׁבְחֲךָ אֱלֹהֵֽינוּ מִפִּֽינוּ לֹא יָמוּשׁ לְעוֹלָם וָעֶד, כִּי אֵל מֶֽלֶךְ גָּדוֹל וְקָדוֹשׁ אָֽתָּה. בָּרוּךְ אַתָּה, יְיָ, הָאֵל הַקָּדוֹשׁ.</text:p>
      <text:p text:style-name="P42">אַתָּה קָדוֹשׁ וְשִׁמְךָ קָדוֹשׁ, וּקְדוֹשִׁים בְּכׇל יוֹם יְהַלְלֽוּךָ סֶּֽלָה. בָּרוּךְ אַתָּה, יְיָ,<text:s/>הָאֵל הַקָּדוֹשׁ.</text:p>
      <text:p text:style-name="P43">אַתָּה אֶחָד וְשִׁמְךָ אֶחָד, וּמִי כְּעַמְּךָ יִשְׂרָאֵל גּוֹי אֶחָד בָּאָֽרֶץ. תִּפְאֶֽרֶת גְּדֻלָּה, וַעֲטֶֽרֶת יְשׁוּעָה, יוֹם מְנוּחָה וּקְדֻשָּׁה לְעַמְּךָ נָתָֽתָּ. אַבְרָהָם יָגֵל, יִצְחָק יְרַנֵּן, יַעֲקֹב וּבָנָיו יָנֽוּחוּ בוֹ.<text:s/>מְנוּחַת אַהֲבָה וּנְדָבָה, מְנוּחַת אֱמֶת וֶאֱמוּנָה, מְנוּחַת שָׁלוֹם וְשַׁלְוָה וְהַשְׁקֵט וָבֶֽטַח, מְנוּחָה שְׁלֵמָה שָׁאַתָּה רֽוֹצֶה בָהּ; יַכִּֽירוּ בָנֶֽיךָ וְיֵדְעוּ, כִּי מֵאִתְּךָ הִיא מְנוּחָתָם, וְעַל מְנוּחָתָם יַקְדִּֽישׁוּ אֶת שְׁמֶֽךָ.</text:p>
      <text:p text:style-name="P44">אֱלֹהֵֽינוּ וֵאלֹהֵי אֲבוֹתֵֽינוּ, רְצֵה בִמְנוּחָתֵֽנוּ. קַדְּשֵֽׁנוּ בְּמִצְוֺתֶֽיךָ, וְתֵן חֶלְקֵֽנוּ בְּתוֹרָתֶֽךָ; שַׂבְּעֵֽנוּ מִטּוּבֶֽךָ, וְשַׂמְּחֵֽנוּ בִּישׁוּעָתֶֽךָ; וְטַהֵר לִבֵּֽנוּ לְעׇבְדְּךָ בֶּאֱמֶת; וְהַנְחִילֵֽנוּ, יְיָ אֱלֹהֵֽינוּ, בְּאַהֲבָה וּבְרָצוֹן שַׁבַּת קׇדְשֶֽׁךָ, וְיָנֽוּחוּ בָהּ יִשְׂרָאֵל מְקַדְּשֵׁי שְׁמֶֽךָ. בָּרוּךְ אַתָּה, יְיָ, מְקַדֵּשׁ הַשַּׁבָּת.</text:p>
      <text:p text:style-name="P45">רְצֵה, יְיָ אֱלֹהֵֽינוּ, בְּעַמְּךָ יִשְׂרָאֵל וּבִתְפִלָּתָם; וְהָשֵׁב אֶת הָעֲבוֹדָה לִדְבִיר בֵּיתֶֽךָ, וְאִשֵּׁי יִשְׂרָאֵל וּתְפִלָּתָם בְּאַהֲבָה תְקַבֵּל בְּרָצוֹן, וּתְהִי לְרָצוֹן תָּמִיד עֲבוֹדַת יִשְׂרָאֵל עַמֶּֽךָ. וְתֶחֱזֶֽינָה עֵינֵֽינוּ בְּשׁוּבְךָ לְצִיּוֹן בְּרַחֲמִים. בָּרוּךְ אַתָּה, יְיָ, הַמַּחֲזִיר שְׁכִינָתוֹ לְצִיּוֹן.</text:p>
      <text:p text:style-name="P46">מוֹדִים אֲנַֽחְנוּ לָךְ, שָׁאַתָּה<text:s/>הוּא יְיָ אֱלֹהֵֽינוּ וֵאלֹהֵי אֲבוֹתֵֽינוּ לְעוֹלָם וָעֶד. צוּר חַיֵּֽינוּ, מָגֵן יִשְׁעֵֽנוּ אַתָּה הוּא. לְדוֹר וָדוֹר נוֹדֶה לְךָ, וּנְסַפֵּר תְּהִלָּתֶֽךָ, עַל חַיֵּֽינוּ הַמְּסוּרִים בְּיָדֶֽךָ, וְעַל נִשְׁמוֹתֵֽינוּ הַפְּקוּדוֹת לָךְ, וְעַל נִסֶּֽיךָ שֶׁבְּכׇל יוֹם עִמָּֽנוּ, וְעַל נִפְלְאוֹתֶֽיךָ וְטוֹבוֹתֶֽיךָ שֶׁבְּכׇל עֵת, עֶֽרֶב וָבֹֽקֶר וְצׇהֳרָֽיִם. הַטּוֹב כִּי לֹא כָלוּ רַחֲמֶֽיךָ, וְהַמְרַחֵם כִּי לֹא תַֽמּוּ חֲסָדֶֽיךָ, כִּי מֵעוֹלָם קִוִּֽינוּ לָךְ.</text:p>
      <text:p text:style-name="P47"><text:span text:style-name="T48">During the repetition of the Amidah,<text:s/></text:span><text:span text:style-name="T49">the congregation recites during “modim</text:span><text:span text:style-name="T50">”:</text:span></text:p>
      <text:p text:style-name="P51">(מוֹדִים אֲנַֽחְנוּ לָךְ, שָׁאַתָּה הוּא יְיָ אֱלֹהֵֽינוּ וֵאלֹהֵי אֲבוֹתֵֽינוּ. אֱלֹהֵי כׇל־בָּשָׂר, יוֹצְרֵֽנוּ, יוֹצֵר בְּרֵאשִׁית, בְּרָכוֹת וְהוֹדָאוֹת לְשִׁמְךָ הַגָּדוֹל וְהַקָּדוֹשׁ עַל שֶׁהֶחֱיִיתָֽנוּ וְקִיַּמְתָּֽנוּ. כֵּן תְּחַיֵּֽנוּ וּתְקַיְּמֵֽנוּ,וְתֶאֱסוֹף גָּלֻיּוֹתֵֽינוּ לְחַצְרוֹת קׇדְשֶֽׁךָ לִשְׁמֹר חֻקֶּֽיךָ וְלַעֲשׂוֹת רְצוֹנֶֽךָ, וּלְעׇׇבְדְּךָ בְּלֵבָב שָׁלֵם, עַל שֶׁאֲנַֽחְנוּ מוֹדִים לָךְ. בָּרוּךְ אֵל הַהוֹדָאוֹת.)</text:p>
      <text:p text:style-name="P52">וְעַל כֻּלָּם יִתְבָּרַךְ וְיִתְרוֹמַם שִׁמְךָ, מַלְכֵּֽנוּ, תָּמִיד לְעוֹלָם וָעֶד. וְכׇל־הַחַיִּים יוֹדֽוּךָ סֶּֽלָה, וִיהַלְלוּ אֶת שִׁמְךָ בֶּאֱמֶת, הָאֵל, יְשׁוּעָתֵֽנוּ וְעֶזְרָתֵֽנוּ סֶֽלָה. בָּרוּךְ אַתָּה, יְיָ, הַטּוֹב שִׁמְךָ, וּלְךָ נָאֶה לְהוֹדוֹת.</text:p>
      <text:p text:style-name="P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Nachlieli CLM"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style:font-name-complex="Shlomo" fo:font-size="10.5pt" style:font-size-asian="10.5pt" style:font-size-complex="8pt" fo:hyphenate="false"/>
    </style:style>
    <style:style style:name="List" style:display-name="List" style:family="paragraph" style:parent-style-name="Textbody">
      <style:text-properties style:font-name-complex="Nachlieli CLM"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in" fo:page-height="8.5in" style:print-orientation="landscape" fo:margin-top="0.5in" fo:margin-left="0.5in" fo:margin-bottom="0.5in" fo:margin-right="0.5in" style:num-format="1" style:writing-mode="rl-tb">
        <style:columns fo:column-count="2" fo:column-gap="0.1in">
          <style:column-sep/>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athan Kasimer</meta:initial-creator>
    <dc:creator>Kasimer Nathan</dc:creator>
    <meta:creation-date>2020-10-05T21:21:00Z</meta:creation-date>
    <dc:date>2020-10-14T16:16:00Z</dc:date>
    <meta:template xlink:href="Normal.dotm" xlink:type="simple"/>
    <meta:editing-cycles>11</meta:editing-cycles>
    <meta:editing-duration>PT3600S</meta:editing-duration>
    <meta:document-statistic meta:page-count="1" meta:paragraph-count="16" meta:word-count="1247" meta:character-count="8343" meta:row-count="59" meta:non-whitespace-character-count="7112"/>
  </office:meta>
</office:document-meta>
</file>